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cef" officeooo:paragraph-rsid="00016cef"/>
    </style:style>
    <style:style style:name="P2" style:family="paragraph" style:parent-style-name="Standard">
      <style:text-properties officeooo:rsid="0001d65b" officeooo:paragraph-rsid="0001d65b"/>
    </style:style>
    <style:style style:name="P3" style:family="paragraph" style:parent-style-name="Standard">
      <style:text-properties officeooo:rsid="0001edf2" officeooo:paragraph-rsid="0001edf2"/>
    </style:style>
    <style:style style:name="P4" style:family="paragraph" style:parent-style-name="Standard">
      <style:text-properties officeooo:rsid="000398a0" officeooo:paragraph-rsid="000398a0"/>
    </style:style>
    <style:style style:name="T1" style:family="text">
      <style:text-properties officeooo:rsid="0001edf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1edf2"/>
    </style:style>
    <style:style style:name="T4" style:family="text">
      <style:text-properties style:font-name="Liberation Serif1" officeooo:rsid="000594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the sniper program:</text:p>
      <text:p text:style-name="P1"/>
      <text:p text:style-name="P2">The concept is to run a relaxation algorithm <text:span text:style-name="T1">(RA) </text:span>on the voltage at each node while maintaining the voltage at the two marked nodes at 1 and 0. <text:s/>The difference between the voltage at the node and adjacent nodes is the current since the resistors are 1<text:span text:style-name="T3">Ω. <text:s/>Summing the 4 currents gives the total current driven by 1 Volt, so R = 1/Current is the desired resistance.</text:span></text:p>
      <text:p text:style-name="P2"><text:span text:style-name="T3"/></text:p>
      <text:p text:style-name="P3"><text:span text:style-name="T2">Since I don’t have infinite memory or time, I specify a matrix size, place the nodes near the middle, then run the RA a specified number of times. <text:s/>A detail is what value is set on the non-driven nodes qt the start and what happens at the edge of the matrix. <text:s/>The RA is basically</text:span></text:p>
      <text:p text:style-name="P3"><text:span text:style-name="T2">Mnew(r,c) = (M(r,c)+M(r-1,c)+M(r+1,c)+M(r,c-1)+M(r,c+1))/5</text:span></text:p>
      <text:p text:style-name="P4"><text:span text:style-name="T2">If any of the elements are off the edge, M(r,c) is used in </text:span><text:span text:style-name="T4">their</text:span><text:span text:style-name="T2"> place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Martel</meta:initial-creator>
    <meta:creation-date>2018-09-25T15:17:45.097000000</meta:creation-date>
    <dc:date>2018-09-25T18:02:52.126000000</dc:date>
    <dc:creator>Philip Martel</dc:creator>
    <meta:editing-duration>PT13M24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5" meta:word-count="145" meta:character-count="799" meta:non-whitespace-character-count="655"/>
  </office:meta>
</office:document-meta>
</file>